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79695" officeooo:paragraph-rsid="00079695"/>
    </style:style>
    <style:style style:name="P2" style:family="paragraph" style:parent-style-name="Title">
      <style:text-properties officeooo:rsid="00079695" officeooo:paragraph-rsid="00079695"/>
    </style:style>
    <style:style style:name="P3" style:family="paragraph" style:parent-style-name="Text_20_body">
      <style:text-properties officeooo:rsid="0009b256" officeooo:paragraph-rsid="0009b256"/>
    </style:style>
    <style:style style:name="P4" style:family="paragraph" style:parent-style-name="Text_20_body" style:list-style-name="L1">
      <style:text-properties officeooo:paragraph-rsid="00125cc0"/>
    </style:style>
    <style:style style:name="P5" style:family="paragraph" style:parent-style-name="Text_20_body" style:list-style-name="L1">
      <style:text-properties officeooo:rsid="00157d3e" officeooo:paragraph-rsid="00157d3e"/>
    </style:style>
    <style:style style:name="P6" style:family="paragraph" style:parent-style-name="Text_20_body" style:list-style-name="L1">
      <style:text-properties officeooo:rsid="0017ef8e" officeooo:paragraph-rsid="0017ef8e"/>
    </style:style>
    <style:style style:name="P7" style:family="paragraph" style:parent-style-name="Text_20_body" style:list-style-name="L1">
      <style:text-properties officeooo:rsid="0019171b" officeooo:paragraph-rsid="0019171b"/>
    </style:style>
    <style:style style:name="P8" style:family="paragraph" style:parent-style-name="Text_20_body" style:list-style-name="L1">
      <style:text-properties officeooo:rsid="00197682" officeooo:paragraph-rsid="00197682"/>
    </style:style>
    <style:style style:name="P9" style:family="paragraph" style:parent-style-name="Text_20_body" style:list-style-name="L1">
      <style:text-properties officeooo:rsid="001abcc5" officeooo:paragraph-rsid="001abcc5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text-properties officeooo:paragraph-rsid="00107907"/>
    </style:style>
    <style:style style:name="P12" style:family="paragraph" style:parent-style-name="Heading_20_1">
      <style:paragraph-properties fo:break-before="page"/>
      <style:text-properties officeooo:rsid="00076074" officeooo:paragraph-rsid="00076074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ba359"/>
    </style:style>
    <style:style style:name="T2" style:family="text">
      <style:text-properties officeooo:rsid="000c7a9a"/>
    </style:style>
    <style:style style:name="T3" style:family="text">
      <style:text-properties officeooo:rsid="00107907"/>
    </style:style>
    <style:style style:name="T4" style:family="text">
      <style:text-properties officeooo:rsid="0010a36f"/>
    </style:style>
    <style:style style:name="T5" style:family="text">
      <style:text-properties officeooo:rsid="00172938"/>
    </style:style>
    <style:style style:name="T6" style:family="text">
      <style:text-properties officeooo:rsid="001a3729"/>
    </style:style>
    <style:style style:name="T7" style:family="text">
      <style:text-properties officeooo:rsid="001b094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arbete</text:p>
      <text:p text:style-name="P1">Christoffer Karlsson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Innehållsförteckning</text:p>
          </text:index-title>
          <text:p text:style-name="P13"><text:a xlink:type="simple" xlink:href="#__RefHeading__222_185457085" text:style-name="Index_20_Link" text:visited-style-name="Index_20_Link">1 Inledning<text:tab/>3</text:a></text:p>
          <text:p text:style-name="P13"><text:a xlink:type="simple" xlink:href="#__RefHeading__26_1945139658" text:style-name="Index_20_Link" text:visited-style-name="Index_20_Link">2 Material<text:tab/>3</text:a></text:p>
        </text:index-body>
      </text:table-of-content>
      <text:p text:style-name="P1"/>
      <text:h text:style-name="P12" text:outline-level="1"><text:bookmark-start text:name="__RefHeading__222_185457085"/>Inledning<text:bookmark-end text:name="__RefHeading__222_185457085"/></text:h>
      <text:p text:style-name="P3"><text:span text:style-name="T2">En crock pot ska med hjälp av ett inbyggt system utrustas med temperaturreglering, med målet att temperaturen ska hållas så jämn som möjligt.</text:span>. <text:span text:style-name="T1">Det ska även finnas möjlighet till remote access [svenska?] av anordningen med Bluetooth respektive WiFi.</text:span></text:p>
      <text:h text:style-name="P11" text:outline-level="1"><text:bookmark-start text:name="__RefHeading__26_1945139658"/><text:span text:style-name="T3">Material</text:span><text:bookmark-end text:name="__RefHeading__26_1945139658"/></text:h>
      <text:list xml:id="list997632280699284925" text:style-name="L1">
        <text:list-item>
          <text:p text:style-name="P4"><text:span text:style-name="T4">Arduino Uno Rev. 3.</text:span></text:p>
        </text:list-item>
        <text:list-item>
          <text:p text:style-name="P5">HC-06 Bluetooth-<text:span text:style-name="T5">modul.</text:span></text:p>
        </text:list-item>
        <text:list-item>
          <text:p text:style-name="P6">ESP-01 WiFi-modul.</text:p>
        </text:list-item>
        <text:list-item>
          <text:p text:style-name="P7">Luxorparts LCD-display 2x16 tecken.</text:p>
        </text:list-item>
        <text:list-item>
          <text:p text:style-name="P8">Keyes <text:span text:style-name="T6">rotationsenkoder KY-040.</text:span></text:p>
        </text:list-item>
        <text:list-item>
          <text:p text:style-name="P9"><text:span text:style-name="T7">Keyes relämodul </text:span>KY-019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01:45.503350148</meta:creation-date>
    <dc:date>2017-05-23T09:26:03.488954130</dc:date>
    <meta:editing-duration>PT2H8M45S</meta:editing-duration>
    <meta:editing-cycles>27</meta:editing-cycles>
    <meta:generator>LibreOffice/4.2.8.2$Linux_X86_64 LibreOffice_project/420m0$Build-2</meta:generator>
    <meta:document-statistic meta:table-count="0" meta:image-count="0" meta:object-count="0" meta:page-count="3" meta:paragraph-count="14" meta:word-count="76" meta:character-count="500" meta:non-whitespace-character-count="444"/>
  </office:meta>
</office:document-meta>
</file>